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3cm"/>
    </style:style>
    <style:style style:name="co3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0" style:apply-style-name="Blanco" style:base-cell-address="Hoja1.B1"/>
      <style:map style:condition="cell-content()&lt;18" style:apply-style-name="Casado" style:base-cell-address="Hoja1.B1"/>
      <style:map style:condition="cell-content()&gt;=18" style:apply-style-name="Soltero" style:base-cell-address="Hoja1.B1"/>
    </style:style>
    <style:style style:name="ce2" style:family="table-cell" style:parent-style-name="Default">
      <style:map style:condition="cell-content()&lt;0" style:apply-style-name="Blanco" style:base-cell-address="Hoja1.B1"/>
      <style:map style:condition="cell-content()&lt;18" style:apply-style-name="Casado" style:base-cell-address="Hoja1.B1"/>
      <style:map style:condition="cell-content()&gt;=18" style:apply-style-name="Soltero" style:base-cell-address="Hoja1.B1"/>
    </style:style>
    <style:style style:name="ce3" style:family="table-cell" style:parent-style-name="Default">
      <style:map style:condition="cell-content()=&quot;Soltero&quot;" style:apply-style-name="Soltero" style:base-cell-address="Hoja1.C1"/>
      <style:map style:condition="cell-content()=&quot;Casado&quot;" style:apply-style-name="Casado" style:base-cell-address="Hoja1.C1"/>
      <style:map style:condition="cell-content()=&quot;Viudo&quot;" style:apply-style-name="Viudo" style:base-cell-address="Hoja1.C1"/>
      <style:map style:condition="cell-content()=&quot;Divorciado&quot;" style:apply-style-name="Divorciado" style:base-cell-address="Hoja1.C1"/>
    </style:style>
  </office:automatic-styles>
  <office:body>
    <office:spreadsheet>
      <table:calculation-settings table:automatic-find-labels="false" table:use-regular-expressions="false" table:use-wildcards="true" table:null-year="1950"/>
      <table:content-validations>
        <table:content-validation table:name="val1" table:condition="of:cell-content-text-length-is-between(2,30)" table:allow-empty-cell="true" table:base-cell-address="Hoja1.A1">
          <table:help-message table:title="Cuidado" table:display="true">
            <text:p>Solo se permiten nombres entre 2 y 30 caracteres.</text:p>
          </table:help-message>
          <table:error-message table:message-type="stop" table:title="Error" table:display="true">
            <text:p>Solo se permiten nombres entre 2 y 30 caracteres.</text:p>
          </table:error-message>
        </table:content-validation>
        <table:content-validation table:name="val2" table:condition="of:cell-content-is-whole-number() and cell-content-is-between(16,130)" table:allow-empty-cell="true" table:base-cell-address="Hoja1.B1">
          <table:help-message table:title="Cuidado" table:display="true">
            <text:p>Edad número entero entre 16 y 130</text:p>
          </table:help-message>
          <table:error-message table:message-type="stop" table:title="Error" table:display="true">
            <text:p>Edad número entero entre 16 y 130</text:p>
          </table:error-message>
        </table:content-validation>
        <table:content-validation table:name="val3" table:condition="of:cell-content-is-in-list(&quot;Soltero&quot;;&quot;Casado&quot;;&quot;Viudo&quot;;&quot;Divorciado&quot;;&quot;&quot;)" table:allow-empty-cell="true" table:display-list="unsorted" table:base-cell-address="Hoja1.C1">
          <table:help-message table:title="Cuidado" table:display="true">
            <text:p>Solo se permite el ingreso de estos valores: Soltero, Casado, Viudo, Divorciado</text:p>
          </table:help-message>
          <table:error-message table:message-type="stop" table:title="Error" table:display="true">
            <text:p>Solo se permite el ingreso de estos valores: Soltero, Casado, Viudo, Divorciado</text:p>
          </table:error-message>
        </table:content-validation>
        <table:content-validation table:name="val4" table:condition="of:cell-content-is-in-list(&quot;Lunes&quot;;&quot;Martes&quot;;&quot;Miércoles&quot;;&quot;Jueves&quot;;&quot;Viernes&quot;;&quot;Sábado&quot;)" table:allow-empty-cell="true" table:display-list="unsorted" table:base-cell-address="Cursos.D1">
          <table:error-message table:message-type="stop" table:display="true"/>
        </table:content-validation>
        <table:content-validation table:name="val5" table:condition="of:cell-content-is-in-list(&quot;Mañana&quot;;&quot;Tarde&quot;;&quot;Noche&quot;)" table:allow-empty-cell="true" table:display-list="unsorted" table:base-cell-address="Cursos.E1">
          <table:error-message table:message-type="stop" table:display="true"/>
        </table:content-validation>
        <table:content-validation table:name="val6" table:condition="of:cell-content-is-in-list(&quot;1&quot;;&quot;2&quot;;&quot;3&quot;;&quot;4&quot;;&quot;5&quot;;&quot;&quot;)" table:allow-empty-cell="true" table:display-list="unsorted" table:base-cell-address="Cursos.F1">
          <table:error-message table:message-type="stop" table:display="true"/>
        </table:content-validation>
        <table:content-validation table:name="val7" table:condition="of:cell-content-is-in-list(&quot;1&quot;;&quot;2&quot;;&quot;3&quot;;&quot;4&quot;;&quot;5&quot;;&quot;&quot;)" table:allow-empty-cell="true" table:display-list="unsorted" table:base-cell-address="Aulas.C1">
          <table:error-message table:message-type="stop" table:display="true"/>
        </table:content-validation>
      </table:content-validations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table:content-validation-name="val1" office:value-type="string" calcext:value-type="string">
            <text:p>Nombre</text:p>
          </table:table-cell>
          <table:table-cell table:style-name="ce1" office:value-type="string" calcext:value-type="string">
            <text:p>Edad</text:p>
          </table:table-cell>
          <table:table-cell table:content-validation-name="val3" office:value-type="string" calcext:value-type="string">
            <text:p>Estado Civil</text:p>
          </table:table-cell>
        </table:table-row>
        <table:table-row table:style-name="ro1">
          <table:table-cell table:content-validation-name="val1" office:value-type="string" calcext:value-type="string">
            <text:p>Ana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Casado</text:p>
          </table:table-cell>
        </table:table-row>
        <table:table-row table:style-name="ro1">
          <table:table-cell table:content-validation-name="val1" office:value-type="string" calcext:value-type="string">
            <text:p>Juan</text:p>
          </table:table-cell>
          <table:table-cell table:content-validation-name="val2" office:value-type="float" office:value="17" calcext:value-type="float">
            <text:p>17</text:p>
          </table:table-cell>
          <table:table-cell table:content-validation-name="val3" office:value-type="string" calcext:value-type="string">
            <text:p>Soltero</text:p>
          </table:table-cell>
        </table:table-row>
        <table:table-row table:style-name="ro1">
          <table:table-cell table:content-validation-name="val1" office:value-type="string" calcext:value-type="string">
            <text:p>Mariano</text:p>
          </table:table-cell>
          <table:table-cell table:content-validation-name="val2" office:value-type="float" office:value="31" calcext:value-type="float">
            <text:p>31</text:p>
          </table:table-cell>
          <table:table-cell table:content-validation-name="val3" office:value-type="string" calcext:value-type="string">
            <text:p>Casado</text:p>
          </table:table-cell>
        </table:table-row>
        <table:table-row table:style-name="ro1">
          <table:table-cell table:content-validation-name="val1" office:value-type="string" calcext:value-type="string">
            <text:p>Carla</text:p>
          </table:table-cell>
          <table:table-cell table:content-validation-name="val2" office:value-type="float" office:value="16" calcext:value-type="float">
            <text:p>16</text:p>
          </table:table-cell>
          <table:table-cell table:content-validation-name="val3" office:value-type="string" calcext:value-type="string">
            <text:p>Divorciado</text:p>
          </table:table-cell>
        </table:table-row>
        <table:table-row table:style-name="ro1">
          <table:table-cell table:content-validation-name="val1" office:value-type="string" calcext:value-type="string">
            <text:p>Carolina</text:p>
          </table:table-cell>
          <table:table-cell table:content-validation-name="val2" office:value-type="float" office:value="34" calcext:value-type="float">
            <text:p>34</text:p>
          </table:table-cell>
          <table:table-cell table:content-validation-name="val3" office:value-type="string" calcext:value-type="string">
            <text:p>Viudo</text:p>
          </table:table-cell>
        </table:table-row>
        <table:table-row table:style-name="ro1">
          <table:table-cell table:content-validation-name="val1" office:value-type="string" calcext:value-type="string">
            <text:p>Jose</text:p>
          </table:table-cell>
          <table:table-cell table:content-validation-name="val2" office:value-type="float" office:value="43" calcext:value-type="float">
            <text:p>43</text:p>
          </table:table-cell>
          <table:table-cell table:content-validation-name="val3" office:value-type="string" calcext:value-type="string">
            <text:p>Divorciado</text:p>
          </table:table-cell>
        </table:table-row>
        <table:table-row table:style-name="ro1">
          <table:table-cell table:content-validation-name="val1" office:value-type="string" calcext:value-type="string">
            <text:p>Alejandra</text:p>
          </table:table-cell>
          <table:table-cell table:content-validation-name="val2" office:value-type="float" office:value="36" calcext:value-type="float">
            <text:p>36</text:p>
          </table:table-cell>
          <table:table-cell table:content-validation-name="val3" office:value-type="string" calcext:value-type="string">
            <text:p>Soltero</text:p>
          </table:table-cell>
        </table:table-row>
        <table:table-row table:style-name="ro1">
          <table:table-cell table:content-validation-name="val1" office:value-type="string" calcext:value-type="string">
            <text:p>Li</text:p>
          </table:table-cell>
          <table:table-cell table:content-validation-name="val2" office:value-type="float" office:value="23" calcext:value-type="float">
            <text:p>23</text:p>
          </table:table-cell>
          <table:table-cell table:content-validation-name="val3" office:value-type="string" calcext:value-type="string">
            <text:p>Soltero</text:p>
          </table:table-cell>
        </table:table-row>
        <table:table-row table:style-name="ro1">
          <table:table-cell table:content-validation-name="val1" office:value-type="string" calcext:value-type="string">
            <text:p>Hernan</text:p>
          </table:table-cell>
          <table:table-cell table:content-validation-name="val2" office:value-type="float" office:value="23" calcext:value-type="float">
            <text:p>23</text:p>
          </table:table-cell>
          <table:table-cell table:content-validation-name="val3" office:value-type="string" calcext:value-type="string">
            <text:p>Soltero</text:p>
          </table:table-cell>
        </table:table-row>
        <table:table-row table:style-name="ro1">
          <table:table-cell table:content-validation-name="val1" office:value-type="string" calcext:value-type="string">
            <text:p>Analaura</text:p>
          </table:table-cell>
          <table:table-cell table:content-validation-name="val2" office:value-type="float" office:value="45" calcext:value-type="float">
            <text:p>45</text:p>
          </table:table-cell>
          <table:table-cell table:content-validation-name="val3" office:value-type="string" calcext:value-type="string">
            <text:p>Soltero</text:p>
          </table:table-cell>
        </table:table-row>
        <table:table-row table:style-name="ro1" table:number-rows-repeated="1048564">
          <table:table-cell table:content-validation-name="val1"/>
          <table:table-cell table:content-validation-name="val2"/>
          <table:table-cell table:content-validation-name="val3"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</table:table-row>
        <calcext:conditional-formats>
          <calcext:conditional-format calcext:target-range-address="Hoja1.C1:Hoja1.C1048576">
            <calcext:condition calcext:apply-style-name="Soltero" calcext:value="=&quot;Soltero&quot;" calcext:base-cell-address="Hoja1.C1"/>
            <calcext:condition calcext:apply-style-name="Casado" calcext:value="=&quot;Casado&quot;" calcext:base-cell-address="Hoja1.C1"/>
            <calcext:condition calcext:apply-style-name="Viudo" calcext:value="=&quot;Viudo&quot;" calcext:base-cell-address="Hoja1.C1"/>
            <calcext:condition calcext:apply-style-name="Divorciado" calcext:value="=&quot;Divorciado&quot;" calcext:base-cell-address="Hoja1.C1"/>
          </calcext:conditional-format>
          <calcext:conditional-format calcext:target-range-address="Hoja1.B1:Hoja1.B1048576">
            <calcext:condition calcext:apply-style-name="Blanco" calcext:value="&lt;0" calcext:base-cell-address="Hoja1.B1"/>
            <calcext:condition calcext:apply-style-name="Casado" calcext:value="&lt;18" calcext:base-cell-address="Hoja1.B1"/>
            <calcext:condition calcext:apply-style-name="Soltero" calcext:value="&gt;=18" calcext:base-cell-address="Hoja1.B1"/>
          </calcext:conditional-format>
        </calcext:conditional-formats>
      </table:table>
      <table:table table:name="Cursos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ave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Título</text:p>
          </table:table-cell>
          <table:table-cell table:content-validation-name="val4" office:value-type="string" calcext:value-type="string">
            <text:p>Día</text:p>
          </table:table-cell>
          <table:table-cell table:content-validation-name="val5" office:value-type="string" calcext:value-type="string">
            <text:p>Turno</text:p>
          </table:table-cell>
          <table:table-cell table:content-validation-name="val6" office:value-type="string" calcext:value-type="string">
            <text:p>Aula</text:p>
          </table:table-cell>
          <table:table-cell office:value-type="string" calcext:value-type="string">
            <text:p>Profesor</text:p>
          </table:table-cell>
        </table:table-row>
        <table:table-row table:style-name="ro1">
          <table:table-cell table:formula="of:=CONCATENATE([.D2];[.E2];[.F2])" office:value-type="string" office:string-value="LunesTarde2" calcext:value-type="string">
            <text:p>LunesTard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ML</text:p>
          </table:table-cell>
          <table:table-cell table:content-validation-name="val4" office:value-type="string" calcext:value-type="string">
            <text:p>Lunes</text:p>
          </table:table-cell>
          <table:table-cell table:content-validation-name="val5" office:value-type="string" calcext:value-type="string">
            <text:p>Tarde</text:p>
          </table:table-cell>
          <table:table-cell table:content-validation-name="val6" office:value-type="float" office:value="2" calcext:value-type="float">
            <text:p>2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formula="of:=CONCATENATE([.D3];[.E3];[.F3])" office:value-type="string" office:string-value="MartesMañana3" calcext:value-type="string">
            <text:p>MartesMañana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P</text:p>
          </table:table-cell>
          <table:table-cell table:content-validation-name="val4" office:value-type="string" calcext:value-type="string">
            <text:p>Martes</text:p>
          </table:table-cell>
          <table:table-cell table:content-validation-name="val5" office:value-type="string" calcext:value-type="string">
            <text:p>Mañana</text:p>
          </table:table-cell>
          <table:table-cell table:content-validation-name="val6" office:value-type="float" office:value="3" calcext:value-type="float">
            <text:p>3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 table:formula="of:=CONCATENATE([.D4];[.E4];[.F4])" office:value-type="string" office:string-value="MartesMañana1" calcext:value-type="string">
            <text:p>MartesMañan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table:content-validation-name="val4" office:value-type="string" calcext:value-type="string">
            <text:p>Martes</text:p>
          </table:table-cell>
          <table:table-cell table:content-validation-name="val5" office:value-type="string" calcext:value-type="string">
            <text:p>Mañana</text:p>
          </table:table-cell>
          <table:table-cell table:content-validation-name="val6" office:value-type="float" office:value="1" calcext:value-type="float">
            <text:p>1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table:formula="of:=CONCATENATE([.D5];[.E5];[.F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];[.E6];[.F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];[.E7];[.F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];[.E8];[.F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];[.E9];[.F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];[.E10];[.F1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];[.E11];[.F1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];[.E12];[.F1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3];[.E13];[.F1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4];[.E14];[.F1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5];[.E15];[.F1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6];[.E16];[.F1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7];[.E17];[.F1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8];[.E18];[.F1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9];[.E19];[.F1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0];[.E20];[.F2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1];[.E21];[.F2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2];[.E22];[.F2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3];[.E23];[.F2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4];[.E24];[.F2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5];[.E25];[.F2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6];[.E26];[.F2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7];[.E27];[.F2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8];[.E28];[.F2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9];[.E29];[.F2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0];[.E30];[.F3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1];[.E31];[.F3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2];[.E32];[.F3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3];[.E33];[.F3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4];[.E34];[.F3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5];[.E35];[.F3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6];[.E36];[.F3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7];[.E37];[.F3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8];[.E38];[.F3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9];[.E39];[.F3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0];[.E40];[.F4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1];[.E41];[.F4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2];[.E42];[.F4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3];[.E43];[.F4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4];[.E44];[.F4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5];[.E45];[.F4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6];[.E46];[.F4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7];[.E47];[.F4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8];[.E48];[.F4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9];[.E49];[.F4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0];[.E50];[.F5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1];[.E51];[.F5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2];[.E52];[.F5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3];[.E53];[.F5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4];[.E54];[.F5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5];[.E55];[.F5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6];[.E56];[.F5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7];[.E57];[.F5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8];[.E58];[.F5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9];[.E59];[.F5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0];[.E60];[.F6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1];[.E61];[.F6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2];[.E62];[.F6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3];[.E63];[.F6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4];[.E64];[.F6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5];[.E65];[.F6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6];[.E66];[.F6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7];[.E67];[.F6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8];[.E68];[.F6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9];[.E69];[.F6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0];[.E70];[.F7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1];[.E71];[.F7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2];[.E72];[.F7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3];[.E73];[.F7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4];[.E74];[.F7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5];[.E75];[.F7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6];[.E76];[.F7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7];[.E77];[.F7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8];[.E78];[.F7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9];[.E79];[.F7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0];[.E80];[.F8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1];[.E81];[.F8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2];[.E82];[.F8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3];[.E83];[.F8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4];[.E84];[.F8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5];[.E85];[.F8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6];[.E86];[.F8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7];[.E87];[.F8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8];[.E88];[.F8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9];[.E89];[.F8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0];[.E90];[.F9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1];[.E91];[.F9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2];[.E92];[.F9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3];[.E93];[.F9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4];[.E94];[.F9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5];[.E95];[.F9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6];[.E96];[.F9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7];[.E97];[.F9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8];[.E98];[.F9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9];[.E99];[.F9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0];[.E100];[.F10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1];[.E101];[.F10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2];[.E102];[.F10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3];[.E103];[.F10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4];[.E104];[.F10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5];[.E105];[.F10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6];[.E106];[.F10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7];[.E107];[.F10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8];[.E108];[.F10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9];[.E109];[.F10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0];[.E110];[.F11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1];[.E111];[.F11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2];[.E112];[.F11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3];[.E113];[.F11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4];[.E114];[.F11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5];[.E115];[.F11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6];[.E116];[.F11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7];[.E117];[.F11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8];[.E118];[.F11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9];[.E119];[.F11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0];[.E120];[.F12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1];[.E121];[.F12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2];[.E122];[.F12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3];[.E123];[.F12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4];[.E124];[.F12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5];[.E125];[.F12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6];[.E126];[.F12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7];[.E127];[.F12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8];[.E128];[.F12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9];[.E129];[.F12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30];[.E130];[.F13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31];[.E131];[.F13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32];[.E132];[.F13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33];[.E133];[.F13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34];[.E134];[.F13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35];[.E135];[.F13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36];[.E136];[.F13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37];[.E137];[.F13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38];[.E138];[.F13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39];[.E139];[.F13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40];[.E140];[.F14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41];[.E141];[.F14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42];[.E142];[.F14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43];[.E143];[.F14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44];[.E144];[.F14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45];[.E145];[.F14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46];[.E146];[.F14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47];[.E147];[.F14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48];[.E148];[.F14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49];[.E149];[.F14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50];[.E150];[.F15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51];[.E151];[.F15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52];[.E152];[.F15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53];[.E153];[.F15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54];[.E154];[.F15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55];[.E155];[.F15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56];[.E156];[.F15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57];[.E157];[.F15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58];[.E158];[.F15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59];[.E159];[.F15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60];[.E160];[.F16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61];[.E161];[.F16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62];[.E162];[.F16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63];[.E163];[.F16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64];[.E164];[.F16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65];[.E165];[.F16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66];[.E166];[.F16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67];[.E167];[.F16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68];[.E168];[.F16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69];[.E169];[.F16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70];[.E170];[.F17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71];[.E171];[.F17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72];[.E172];[.F17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73];[.E173];[.F17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74];[.E174];[.F17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75];[.E175];[.F17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76];[.E176];[.F17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77];[.E177];[.F17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78];[.E178];[.F17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79];[.E179];[.F17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80];[.E180];[.F18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81];[.E181];[.F18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82];[.E182];[.F18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83];[.E183];[.F18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84];[.E184];[.F18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85];[.E185];[.F18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86];[.E186];[.F18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87];[.E187];[.F18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88];[.E188];[.F18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89];[.E189];[.F18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90];[.E190];[.F19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91];[.E191];[.F19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92];[.E192];[.F19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93];[.E193];[.F19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94];[.E194];[.F19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95];[.E195];[.F19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96];[.E196];[.F19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97];[.E197];[.F19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98];[.E198];[.F19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99];[.E199];[.F19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00];[.E200];[.F20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01];[.E201];[.F20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02];[.E202];[.F20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03];[.E203];[.F20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04];[.E204];[.F20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05];[.E205];[.F20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06];[.E206];[.F20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07];[.E207];[.F20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08];[.E208];[.F20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09];[.E209];[.F20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10];[.E210];[.F21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11];[.E211];[.F21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12];[.E212];[.F21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13];[.E213];[.F21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14];[.E214];[.F21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15];[.E215];[.F21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16];[.E216];[.F21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17];[.E217];[.F21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18];[.E218];[.F21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19];[.E219];[.F21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20];[.E220];[.F22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21];[.E221];[.F22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22];[.E222];[.F22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23];[.E223];[.F22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24];[.E224];[.F22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25];[.E225];[.F22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26];[.E226];[.F22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27];[.E227];[.F22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28];[.E228];[.F22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29];[.E229];[.F22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30];[.E230];[.F23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31];[.E231];[.F23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32];[.E232];[.F23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33];[.E233];[.F23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34];[.E234];[.F23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35];[.E235];[.F23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36];[.E236];[.F23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37];[.E237];[.F23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38];[.E238];[.F23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39];[.E239];[.F23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40];[.E240];[.F24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41];[.E241];[.F24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42];[.E242];[.F24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43];[.E243];[.F24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44];[.E244];[.F24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45];[.E245];[.F24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46];[.E246];[.F24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47];[.E247];[.F24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48];[.E248];[.F24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49];[.E249];[.F24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50];[.E250];[.F25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51];[.E251];[.F25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52];[.E252];[.F25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53];[.E253];[.F25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54];[.E254];[.F25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55];[.E255];[.F25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56];[.E256];[.F25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57];[.E257];[.F25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58];[.E258];[.F25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59];[.E259];[.F25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60];[.E260];[.F26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61];[.E261];[.F26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62];[.E262];[.F26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63];[.E263];[.F26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64];[.E264];[.F26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65];[.E265];[.F26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66];[.E266];[.F26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67];[.E267];[.F26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68];[.E268];[.F26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69];[.E269];[.F26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70];[.E270];[.F27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71];[.E271];[.F27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72];[.E272];[.F27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73];[.E273];[.F27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74];[.E274];[.F27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75];[.E275];[.F27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76];[.E276];[.F27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77];[.E277];[.F27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78];[.E278];[.F27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79];[.E279];[.F27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80];[.E280];[.F28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81];[.E281];[.F28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82];[.E282];[.F28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83];[.E283];[.F28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84];[.E284];[.F28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85];[.E285];[.F28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86];[.E286];[.F28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87];[.E287];[.F28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88];[.E288];[.F28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89];[.E289];[.F28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90];[.E290];[.F29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91];[.E291];[.F29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92];[.E292];[.F29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93];[.E293];[.F29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94];[.E294];[.F29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95];[.E295];[.F29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96];[.E296];[.F29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97];[.E297];[.F29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98];[.E298];[.F29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299];[.E299];[.F29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00];[.E300];[.F30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01];[.E301];[.F30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02];[.E302];[.F30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03];[.E303];[.F30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04];[.E304];[.F30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05];[.E305];[.F30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06];[.E306];[.F30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07];[.E307];[.F30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08];[.E308];[.F30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09];[.E309];[.F30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10];[.E310];[.F31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11];[.E311];[.F31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12];[.E312];[.F31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13];[.E313];[.F31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14];[.E314];[.F31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15];[.E315];[.F31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16];[.E316];[.F31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17];[.E317];[.F31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18];[.E318];[.F31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19];[.E319];[.F31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20];[.E320];[.F32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21];[.E321];[.F32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22];[.E322];[.F32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23];[.E323];[.F32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24];[.E324];[.F32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25];[.E325];[.F32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26];[.E326];[.F32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27];[.E327];[.F32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28];[.E328];[.F32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29];[.E329];[.F32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30];[.E330];[.F33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31];[.E331];[.F33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32];[.E332];[.F33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33];[.E333];[.F33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34];[.E334];[.F33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35];[.E335];[.F33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36];[.E336];[.F33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37];[.E337];[.F33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38];[.E338];[.F33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39];[.E339];[.F33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40];[.E340];[.F34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41];[.E341];[.F34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42];[.E342];[.F34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43];[.E343];[.F34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44];[.E344];[.F34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45];[.E345];[.F34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46];[.E346];[.F34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47];[.E347];[.F34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48];[.E348];[.F34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49];[.E349];[.F34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50];[.E350];[.F35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51];[.E351];[.F35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52];[.E352];[.F35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53];[.E353];[.F35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54];[.E354];[.F35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55];[.E355];[.F35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56];[.E356];[.F35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57];[.E357];[.F35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58];[.E358];[.F35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59];[.E359];[.F35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60];[.E360];[.F36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61];[.E361];[.F36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62];[.E362];[.F36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63];[.E363];[.F36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64];[.E364];[.F36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65];[.E365];[.F36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66];[.E366];[.F36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67];[.E367];[.F36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68];[.E368];[.F36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69];[.E369];[.F36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70];[.E370];[.F37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71];[.E371];[.F37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72];[.E372];[.F37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73];[.E373];[.F37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74];[.E374];[.F37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75];[.E375];[.F37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76];[.E376];[.F37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77];[.E377];[.F37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78];[.E378];[.F37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79];[.E379];[.F37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80];[.E380];[.F38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81];[.E381];[.F38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82];[.E382];[.F38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83];[.E383];[.F38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84];[.E384];[.F38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85];[.E385];[.F38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86];[.E386];[.F38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87];[.E387];[.F38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88];[.E388];[.F38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89];[.E389];[.F38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90];[.E390];[.F39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91];[.E391];[.F39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92];[.E392];[.F39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93];[.E393];[.F39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94];[.E394];[.F39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95];[.E395];[.F39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96];[.E396];[.F39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97];[.E397];[.F39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98];[.E398];[.F39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399];[.E399];[.F39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00];[.E400];[.F40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01];[.E401];[.F40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02];[.E402];[.F40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03];[.E403];[.F40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04];[.E404];[.F40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05];[.E405];[.F40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06];[.E406];[.F40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07];[.E407];[.F40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08];[.E408];[.F40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09];[.E409];[.F40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10];[.E410];[.F41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11];[.E411];[.F41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12];[.E412];[.F41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13];[.E413];[.F41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14];[.E414];[.F41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15];[.E415];[.F41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16];[.E416];[.F41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17];[.E417];[.F41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18];[.E418];[.F41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19];[.E419];[.F41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20];[.E420];[.F42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21];[.E421];[.F42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22];[.E422];[.F42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23];[.E423];[.F42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24];[.E424];[.F42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25];[.E425];[.F42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26];[.E426];[.F42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27];[.E427];[.F42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28];[.E428];[.F42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29];[.E429];[.F42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30];[.E430];[.F43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31];[.E431];[.F43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32];[.E432];[.F43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33];[.E433];[.F43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34];[.E434];[.F43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35];[.E435];[.F43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36];[.E436];[.F43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37];[.E437];[.F43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38];[.E438];[.F43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39];[.E439];[.F43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40];[.E440];[.F44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41];[.E441];[.F44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42];[.E442];[.F44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43];[.E443];[.F44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44];[.E444];[.F44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45];[.E445];[.F44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46];[.E446];[.F44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47];[.E447];[.F44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48];[.E448];[.F44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49];[.E449];[.F44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50];[.E450];[.F45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51];[.E451];[.F45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52];[.E452];[.F45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53];[.E453];[.F45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54];[.E454];[.F45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55];[.E455];[.F45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56];[.E456];[.F45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57];[.E457];[.F45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58];[.E458];[.F45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59];[.E459];[.F45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60];[.E460];[.F46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61];[.E461];[.F46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62];[.E462];[.F46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63];[.E463];[.F46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64];[.E464];[.F46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65];[.E465];[.F46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66];[.E466];[.F46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67];[.E467];[.F46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68];[.E468];[.F46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69];[.E469];[.F46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70];[.E470];[.F47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71];[.E471];[.F47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72];[.E472];[.F47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73];[.E473];[.F47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74];[.E474];[.F47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75];[.E475];[.F47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76];[.E476];[.F47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77];[.E477];[.F47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78];[.E478];[.F47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79];[.E479];[.F47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80];[.E480];[.F48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81];[.E481];[.F48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82];[.E482];[.F48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83];[.E483];[.F48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84];[.E484];[.F48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85];[.E485];[.F48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86];[.E486];[.F48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87];[.E487];[.F48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88];[.E488];[.F48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89];[.E489];[.F48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90];[.E490];[.F49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91];[.E491];[.F49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92];[.E492];[.F49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93];[.E493];[.F49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94];[.E494];[.F49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95];[.E495];[.F49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96];[.E496];[.F49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97];[.E497];[.F49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98];[.E498];[.F49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499];[.E499];[.F49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00];[.E500];[.F50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01];[.E501];[.F50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02];[.E502];[.F50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03];[.E503];[.F50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04];[.E504];[.F50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05];[.E505];[.F50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06];[.E506];[.F50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07];[.E507];[.F50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08];[.E508];[.F50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09];[.E509];[.F50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10];[.E510];[.F51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11];[.E511];[.F51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12];[.E512];[.F51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13];[.E513];[.F51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14];[.E514];[.F51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15];[.E515];[.F51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16];[.E516];[.F51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17];[.E517];[.F51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18];[.E518];[.F51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19];[.E519];[.F51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20];[.E520];[.F52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21];[.E521];[.F52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22];[.E522];[.F52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23];[.E523];[.F52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24];[.E524];[.F52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25];[.E525];[.F52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26];[.E526];[.F52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27];[.E527];[.F52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28];[.E528];[.F52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29];[.E529];[.F52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30];[.E530];[.F53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31];[.E531];[.F53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32];[.E532];[.F53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33];[.E533];[.F53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34];[.E534];[.F53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35];[.E535];[.F53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36];[.E536];[.F53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37];[.E537];[.F53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38];[.E538];[.F53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39];[.E539];[.F53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40];[.E540];[.F54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41];[.E541];[.F54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42];[.E542];[.F54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43];[.E543];[.F54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44];[.E544];[.F54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45];[.E545];[.F54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46];[.E546];[.F54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47];[.E547];[.F54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48];[.E548];[.F54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49];[.E549];[.F54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50];[.E550];[.F55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51];[.E551];[.F55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52];[.E552];[.F55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53];[.E553];[.F55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54];[.E554];[.F55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55];[.E555];[.F55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56];[.E556];[.F55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57];[.E557];[.F55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58];[.E558];[.F55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59];[.E559];[.F55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60];[.E560];[.F56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61];[.E561];[.F56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62];[.E562];[.F56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63];[.E563];[.F56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64];[.E564];[.F56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65];[.E565];[.F56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66];[.E566];[.F56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67];[.E567];[.F56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68];[.E568];[.F56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69];[.E569];[.F56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70];[.E570];[.F57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71];[.E571];[.F57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72];[.E572];[.F57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73];[.E573];[.F57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74];[.E574];[.F57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75];[.E575];[.F57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76];[.E576];[.F57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77];[.E577];[.F57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78];[.E578];[.F57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79];[.E579];[.F57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80];[.E580];[.F58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81];[.E581];[.F58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82];[.E582];[.F58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83];[.E583];[.F58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84];[.E584];[.F58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85];[.E585];[.F58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86];[.E586];[.F58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87];[.E587];[.F58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88];[.E588];[.F58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89];[.E589];[.F58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90];[.E590];[.F59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91];[.E591];[.F59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92];[.E592];[.F59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93];[.E593];[.F59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94];[.E594];[.F59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95];[.E595];[.F59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96];[.E596];[.F59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97];[.E597];[.F59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98];[.E598];[.F59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599];[.E599];[.F59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00];[.E600];[.F60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01];[.E601];[.F60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02];[.E602];[.F60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03];[.E603];[.F60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04];[.E604];[.F60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05];[.E605];[.F60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06];[.E606];[.F60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07];[.E607];[.F60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08];[.E608];[.F60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09];[.E609];[.F60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10];[.E610];[.F61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11];[.E611];[.F61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12];[.E612];[.F61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13];[.E613];[.F61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14];[.E614];[.F61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15];[.E615];[.F61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16];[.E616];[.F61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17];[.E617];[.F61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18];[.E618];[.F61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19];[.E619];[.F61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20];[.E620];[.F62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21];[.E621];[.F62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22];[.E622];[.F62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23];[.E623];[.F62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24];[.E624];[.F62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25];[.E625];[.F62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26];[.E626];[.F62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27];[.E627];[.F62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28];[.E628];[.F62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29];[.E629];[.F62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30];[.E630];[.F63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31];[.E631];[.F63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32];[.E632];[.F63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33];[.E633];[.F63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34];[.E634];[.F63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35];[.E635];[.F63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36];[.E636];[.F63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37];[.E637];[.F63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38];[.E638];[.F63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39];[.E639];[.F63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40];[.E640];[.F64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41];[.E641];[.F64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42];[.E642];[.F64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43];[.E643];[.F64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44];[.E644];[.F64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45];[.E645];[.F64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46];[.E646];[.F64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47];[.E647];[.F64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48];[.E648];[.F64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49];[.E649];[.F64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50];[.E650];[.F65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51];[.E651];[.F65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52];[.E652];[.F65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53];[.E653];[.F65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54];[.E654];[.F65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55];[.E655];[.F65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56];[.E656];[.F65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57];[.E657];[.F65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58];[.E658];[.F65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59];[.E659];[.F65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60];[.E660];[.F66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61];[.E661];[.F66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62];[.E662];[.F66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63];[.E663];[.F66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64];[.E664];[.F66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65];[.E665];[.F66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66];[.E666];[.F66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67];[.E667];[.F66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68];[.E668];[.F66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69];[.E669];[.F66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70];[.E670];[.F67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71];[.E671];[.F67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72];[.E672];[.F67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73];[.E673];[.F67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74];[.E674];[.F67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75];[.E675];[.F67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76];[.E676];[.F67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77];[.E677];[.F67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78];[.E678];[.F67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79];[.E679];[.F67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80];[.E680];[.F68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81];[.E681];[.F68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82];[.E682];[.F68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83];[.E683];[.F68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84];[.E684];[.F68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85];[.E685];[.F68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86];[.E686];[.F68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87];[.E687];[.F68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88];[.E688];[.F68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89];[.E689];[.F68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90];[.E690];[.F69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91];[.E691];[.F69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92];[.E692];[.F69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93];[.E693];[.F69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94];[.E694];[.F69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95];[.E695];[.F69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96];[.E696];[.F69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97];[.E697];[.F69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98];[.E698];[.F69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699];[.E699];[.F69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00];[.E700];[.F70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01];[.E701];[.F70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02];[.E702];[.F70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03];[.E703];[.F70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04];[.E704];[.F70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05];[.E705];[.F70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06];[.E706];[.F70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07];[.E707];[.F70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08];[.E708];[.F70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09];[.E709];[.F70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10];[.E710];[.F71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11];[.E711];[.F71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12];[.E712];[.F71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13];[.E713];[.F71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14];[.E714];[.F71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15];[.E715];[.F71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16];[.E716];[.F71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17];[.E717];[.F71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18];[.E718];[.F71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19];[.E719];[.F71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20];[.E720];[.F72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21];[.E721];[.F72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22];[.E722];[.F72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23];[.E723];[.F72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24];[.E724];[.F72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25];[.E725];[.F72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26];[.E726];[.F72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27];[.E727];[.F72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28];[.E728];[.F72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29];[.E729];[.F72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30];[.E730];[.F73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31];[.E731];[.F73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32];[.E732];[.F73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33];[.E733];[.F73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34];[.E734];[.F73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35];[.E735];[.F73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36];[.E736];[.F73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37];[.E737];[.F73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38];[.E738];[.F73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39];[.E739];[.F73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40];[.E740];[.F74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41];[.E741];[.F74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42];[.E742];[.F74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43];[.E743];[.F74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44];[.E744];[.F74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45];[.E745];[.F74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46];[.E746];[.F74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47];[.E747];[.F74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48];[.E748];[.F74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49];[.E749];[.F74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50];[.E750];[.F75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51];[.E751];[.F75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52];[.E752];[.F75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53];[.E753];[.F75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54];[.E754];[.F75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55];[.E755];[.F75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56];[.E756];[.F75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57];[.E757];[.F75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58];[.E758];[.F75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59];[.E759];[.F75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60];[.E760];[.F76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61];[.E761];[.F76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62];[.E762];[.F76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63];[.E763];[.F76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64];[.E764];[.F76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65];[.E765];[.F76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66];[.E766];[.F76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67];[.E767];[.F76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68];[.E768];[.F76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69];[.E769];[.F76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70];[.E770];[.F77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71];[.E771];[.F77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72];[.E772];[.F77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73];[.E773];[.F77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74];[.E774];[.F77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75];[.E775];[.F77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76];[.E776];[.F77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77];[.E777];[.F77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78];[.E778];[.F77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79];[.E779];[.F77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80];[.E780];[.F78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81];[.E781];[.F78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82];[.E782];[.F78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83];[.E783];[.F78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84];[.E784];[.F78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85];[.E785];[.F78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86];[.E786];[.F78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87];[.E787];[.F78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88];[.E788];[.F78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89];[.E789];[.F78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90];[.E790];[.F79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91];[.E791];[.F79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92];[.E792];[.F79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93];[.E793];[.F79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94];[.E794];[.F79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95];[.E795];[.F79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96];[.E796];[.F79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97];[.E797];[.F79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98];[.E798];[.F79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799];[.E799];[.F79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00];[.E800];[.F80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01];[.E801];[.F80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02];[.E802];[.F80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03];[.E803];[.F80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04];[.E804];[.F80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05];[.E805];[.F80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06];[.E806];[.F80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07];[.E807];[.F80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08];[.E808];[.F80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09];[.E809];[.F80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10];[.E810];[.F81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11];[.E811];[.F81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12];[.E812];[.F81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13];[.E813];[.F81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14];[.E814];[.F81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15];[.E815];[.F81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16];[.E816];[.F81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17];[.E817];[.F81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18];[.E818];[.F81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19];[.E819];[.F81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20];[.E820];[.F82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21];[.E821];[.F82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22];[.E822];[.F82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23];[.E823];[.F82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24];[.E824];[.F82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25];[.E825];[.F82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26];[.E826];[.F82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27];[.E827];[.F82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28];[.E828];[.F82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29];[.E829];[.F82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30];[.E830];[.F83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31];[.E831];[.F83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32];[.E832];[.F83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33];[.E833];[.F83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34];[.E834];[.F83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35];[.E835];[.F83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36];[.E836];[.F83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37];[.E837];[.F83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38];[.E838];[.F83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39];[.E839];[.F83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40];[.E840];[.F84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41];[.E841];[.F84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42];[.E842];[.F84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43];[.E843];[.F84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44];[.E844];[.F84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45];[.E845];[.F84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46];[.E846];[.F84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47];[.E847];[.F84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48];[.E848];[.F84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49];[.E849];[.F84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50];[.E850];[.F85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51];[.E851];[.F85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52];[.E852];[.F85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53];[.E853];[.F85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54];[.E854];[.F85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55];[.E855];[.F85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56];[.E856];[.F85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57];[.E857];[.F85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58];[.E858];[.F85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59];[.E859];[.F85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60];[.E860];[.F86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61];[.E861];[.F86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62];[.E862];[.F86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63];[.E863];[.F86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64];[.E864];[.F86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65];[.E865];[.F86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66];[.E866];[.F86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67];[.E867];[.F86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68];[.E868];[.F86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69];[.E869];[.F86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70];[.E870];[.F87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71];[.E871];[.F87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72];[.E872];[.F87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73];[.E873];[.F87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74];[.E874];[.F87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75];[.E875];[.F87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76];[.E876];[.F87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77];[.E877];[.F87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78];[.E878];[.F87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79];[.E879];[.F87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80];[.E880];[.F88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81];[.E881];[.F88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82];[.E882];[.F88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83];[.E883];[.F88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84];[.E884];[.F88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85];[.E885];[.F88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86];[.E886];[.F88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87];[.E887];[.F88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88];[.E888];[.F88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89];[.E889];[.F88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90];[.E890];[.F89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91];[.E891];[.F89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92];[.E892];[.F89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93];[.E893];[.F89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94];[.E894];[.F89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95];[.E895];[.F89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96];[.E896];[.F89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97];[.E897];[.F89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98];[.E898];[.F89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899];[.E899];[.F89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00];[.E900];[.F90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01];[.E901];[.F90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02];[.E902];[.F90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03];[.E903];[.F90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04];[.E904];[.F90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05];[.E905];[.F90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06];[.E906];[.F90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07];[.E907];[.F90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08];[.E908];[.F90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09];[.E909];[.F90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10];[.E910];[.F91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11];[.E911];[.F91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12];[.E912];[.F91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13];[.E913];[.F91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14];[.E914];[.F91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15];[.E915];[.F91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16];[.E916];[.F91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17];[.E917];[.F91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18];[.E918];[.F91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19];[.E919];[.F91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20];[.E920];[.F92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21];[.E921];[.F92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22];[.E922];[.F92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23];[.E923];[.F92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24];[.E924];[.F92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25];[.E925];[.F92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26];[.E926];[.F92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27];[.E927];[.F92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28];[.E928];[.F92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29];[.E929];[.F92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30];[.E930];[.F93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31];[.E931];[.F93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32];[.E932];[.F93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33];[.E933];[.F93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34];[.E934];[.F93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35];[.E935];[.F93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36];[.E936];[.F93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37];[.E937];[.F93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38];[.E938];[.F93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39];[.E939];[.F93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40];[.E940];[.F94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41];[.E941];[.F94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42];[.E942];[.F94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43];[.E943];[.F94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44];[.E944];[.F94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45];[.E945];[.F94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46];[.E946];[.F94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47];[.E947];[.F94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48];[.E948];[.F94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49];[.E949];[.F94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50];[.E950];[.F95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51];[.E951];[.F95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52];[.E952];[.F95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53];[.E953];[.F95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54];[.E954];[.F95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55];[.E955];[.F95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56];[.E956];[.F95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57];[.E957];[.F95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58];[.E958];[.F95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59];[.E959];[.F95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60];[.E960];[.F96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61];[.E961];[.F96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62];[.E962];[.F96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63];[.E963];[.F96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64];[.E964];[.F96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65];[.E965];[.F96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66];[.E966];[.F96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67];[.E967];[.F96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68];[.E968];[.F96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69];[.E969];[.F96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70];[.E970];[.F97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71];[.E971];[.F97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72];[.E972];[.F97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73];[.E973];[.F97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74];[.E974];[.F97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75];[.E975];[.F97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76];[.E976];[.F97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77];[.E977];[.F97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78];[.E978];[.F97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79];[.E979];[.F97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80];[.E980];[.F98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81];[.E981];[.F98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82];[.E982];[.F98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83];[.E983];[.F98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84];[.E984];[.F98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85];[.E985];[.F98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86];[.E986];[.F98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87];[.E987];[.F98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88];[.E988];[.F98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89];[.E989];[.F98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90];[.E990];[.F99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91];[.E991];[.F99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92];[.E992];[.F99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93];[.E993];[.F99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94];[.E994];[.F99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95];[.E995];[.F99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96];[.E996];[.F99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97];[.E997];[.F99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98];[.E998];[.F99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999];[.E999];[.F99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00];[.E1000];[.F100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01];[.E1001];[.F100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02];[.E1002];[.F100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03];[.E1003];[.F100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04];[.E1004];[.F100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05];[.E1005];[.F100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06];[.E1006];[.F100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07];[.E1007];[.F100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08];[.E1008];[.F100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09];[.E1009];[.F100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10];[.E1010];[.F101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11];[.E1011];[.F101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12];[.E1012];[.F101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13];[.E1013];[.F101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14];[.E1014];[.F101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15];[.E1015];[.F101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16];[.E1016];[.F101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17];[.E1017];[.F101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18];[.E1018];[.F101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19];[.E1019];[.F101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20];[.E1020];[.F102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21];[.E1021];[.F102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22];[.E1022];[.F102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23];[.E1023];[.F102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24];[.E1024];[.F102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25];[.E1025];[.F102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26];[.E1026];[.F102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27];[.E1027];[.F102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28];[.E1028];[.F102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29];[.E1029];[.F102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30];[.E1030];[.F103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31];[.E1031];[.F103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32];[.E1032];[.F103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33];[.E1033];[.F103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34];[.E1034];[.F103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35];[.E1035];[.F103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36];[.E1036];[.F103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37];[.E1037];[.F103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38];[.E1038];[.F103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39];[.E1039];[.F103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40];[.E1040];[.F104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41];[.E1041];[.F104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42];[.E1042];[.F104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43];[.E1043];[.F104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44];[.E1044];[.F104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45];[.E1045];[.F104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46];[.E1046];[.F104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47];[.E1047];[.F104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48];[.E1048];[.F104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49];[.E1049];[.F104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50];[.E1050];[.F105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51];[.E1051];[.F105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52];[.E1052];[.F105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53];[.E1053];[.F105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54];[.E1054];[.F105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55];[.E1055];[.F105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56];[.E1056];[.F105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57];[.E1057];[.F105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58];[.E1058];[.F105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59];[.E1059];[.F105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60];[.E1060];[.F106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61];[.E1061];[.F106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62];[.E1062];[.F106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63];[.E1063];[.F106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64];[.E1064];[.F106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65];[.E1065];[.F106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66];[.E1066];[.F106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67];[.E1067];[.F106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68];[.E1068];[.F106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69];[.E1069];[.F106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70];[.E1070];[.F107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71];[.E1071];[.F107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72];[.E1072];[.F107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73];[.E1073];[.F107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74];[.E1074];[.F107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75];[.E1075];[.F107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76];[.E1076];[.F107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77];[.E1077];[.F107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78];[.E1078];[.F107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79];[.E1079];[.F107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80];[.E1080];[.F108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81];[.E1081];[.F108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82];[.E1082];[.F108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83];[.E1083];[.F108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84];[.E1084];[.F108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85];[.E1085];[.F108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86];[.E1086];[.F108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87];[.E1087];[.F108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88];[.E1088];[.F108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89];[.E1089];[.F108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90];[.E1090];[.F109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91];[.E1091];[.F109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92];[.E1092];[.F109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93];[.E1093];[.F109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94];[.E1094];[.F109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95];[.E1095];[.F109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96];[.E1096];[.F109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97];[.E1097];[.F109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98];[.E1098];[.F109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099];[.E1099];[.F109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00];[.E1100];[.F110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01];[.E1101];[.F110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02];[.E1102];[.F110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03];[.E1103];[.F110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04];[.E1104];[.F110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05];[.E1105];[.F110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06];[.E1106];[.F110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07];[.E1107];[.F110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08];[.E1108];[.F110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09];[.E1109];[.F110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10];[.E1110];[.F111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11];[.E1111];[.F111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12];[.E1112];[.F111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13];[.E1113];[.F111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14];[.E1114];[.F111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15];[.E1115];[.F111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16];[.E1116];[.F111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17];[.E1117];[.F111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18];[.E1118];[.F111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19];[.E1119];[.F111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20];[.E1120];[.F112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21];[.E1121];[.F112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22];[.E1122];[.F112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23];[.E1123];[.F112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24];[.E1124];[.F112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25];[.E1125];[.F112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26];[.E1126];[.F112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27];[.E1127];[.F112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28];[.E1128];[.F112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29];[.E1129];[.F112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30];[.E1130];[.F113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31];[.E1131];[.F113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32];[.E1132];[.F113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33];[.E1133];[.F113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34];[.E1134];[.F113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35];[.E1135];[.F113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36];[.E1136];[.F113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37];[.E1137];[.F113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38];[.E1138];[.F113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39];[.E1139];[.F113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40];[.E1140];[.F114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41];[.E1141];[.F114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42];[.E1142];[.F114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43];[.E1143];[.F114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44];[.E1144];[.F114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45];[.E1145];[.F114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46];[.E1146];[.F114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47];[.E1147];[.F114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48];[.E1148];[.F114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49];[.E1149];[.F114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50];[.E1150];[.F115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51];[.E1151];[.F115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52];[.E1152];[.F115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53];[.E1153];[.F115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54];[.E1154];[.F115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55];[.E1155];[.F115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56];[.E1156];[.F115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57];[.E1157];[.F115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58];[.E1158];[.F115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59];[.E1159];[.F115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60];[.E1160];[.F116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61];[.E1161];[.F116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62];[.E1162];[.F116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63];[.E1163];[.F116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64];[.E1164];[.F116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65];[.E1165];[.F116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66];[.E1166];[.F116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67];[.E1167];[.F116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68];[.E1168];[.F116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69];[.E1169];[.F116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70];[.E1170];[.F117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71];[.E1171];[.F117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72];[.E1172];[.F117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73];[.E1173];[.F117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74];[.E1174];[.F117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75];[.E1175];[.F117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76];[.E1176];[.F117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77];[.E1177];[.F117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78];[.E1178];[.F117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79];[.E1179];[.F117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80];[.E1180];[.F118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81];[.E1181];[.F118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82];[.E1182];[.F118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83];[.E1183];[.F118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84];[.E1184];[.F118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85];[.E1185];[.F118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86];[.E1186];[.F118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87];[.E1187];[.F118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88];[.E1188];[.F118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89];[.E1189];[.F118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90];[.E1190];[.F119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91];[.E1191];[.F119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92];[.E1192];[.F119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93];[.E1193];[.F119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94];[.E1194];[.F119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95];[.E1195];[.F119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96];[.E1196];[.F119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97];[.E1197];[.F119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98];[.E1198];[.F119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199];[.E1199];[.F119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00];[.E1200];[.F120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01];[.E1201];[.F120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02];[.E1202];[.F120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03];[.E1203];[.F120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04];[.E1204];[.F120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05];[.E1205];[.F120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06];[.E1206];[.F120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07];[.E1207];[.F120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08];[.E1208];[.F120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09];[.E1209];[.F120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10];[.E1210];[.F121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11];[.E1211];[.F121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12];[.E1212];[.F121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13];[.E1213];[.F121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14];[.E1214];[.F121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15];[.E1215];[.F121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16];[.E1216];[.F121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17];[.E1217];[.F121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18];[.E1218];[.F121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19];[.E1219];[.F121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20];[.E1220];[.F122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21];[.E1221];[.F122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22];[.E1222];[.F122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23];[.E1223];[.F122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24];[.E1224];[.F122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25];[.E1225];[.F122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26];[.E1226];[.F122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27];[.E1227];[.F122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28];[.E1228];[.F122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29];[.E1229];[.F122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30];[.E1230];[.F123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31];[.E1231];[.F123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32];[.E1232];[.F123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33];[.E1233];[.F123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34];[.E1234];[.F123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35];[.E1235];[.F123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36];[.E1236];[.F123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37];[.E1237];[.F123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38];[.E1238];[.F123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39];[.E1239];[.F123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40];[.E1240];[.F124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41];[.E1241];[.F124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42];[.E1242];[.F124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43];[.E1243];[.F124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44];[.E1244];[.F124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45];[.E1245];[.F124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46];[.E1246];[.F124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47];[.E1247];[.F124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48];[.E1248];[.F124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49];[.E1249];[.F124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50];[.E1250];[.F125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51];[.E1251];[.F125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52];[.E1252];[.F125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53];[.E1253];[.F125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54];[.E1254];[.F125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55];[.E1255];[.F125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56];[.E1256];[.F125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57];[.E1257];[.F125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58];[.E1258];[.F125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59];[.E1259];[.F125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60];[.E1260];[.F1260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61];[.E1261];[.F1261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62];[.E1262];[.F1262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63];[.E1263];[.F1263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64];[.E1264];[.F1264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65];[.E1265];[.F1265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66];[.E1266];[.F1266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67];[.E1267];[.F1267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68];[.E1268];[.F1268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formula="of:=CONCATENATE([.D1269];[.E1269];[.F1269])">
            <text:p/>
          </table:table-cell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 table:number-rows-repeated="1047306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/>
        </table:table-row>
      </table:table>
      <table:table table:name="Aulas" table:style-name="ta1">
        <table:table-column table:style-name="co3" table:number-columns-repeated="7" table:default-cell-style-name="Default"/>
        <table:table-column table:style-name="co3" table:number-columns-repeated="16377"/>
        <table:table-row table:style-name="ro1">
          <table:table-cell/>
          <table:table-cell office:value-type="string" calcext:value-type="string">
            <text:p>Aula:</text:p>
          </table:table-cell>
          <table:table-cell table:content-validation-name="val7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Mañana</text:p>
          </table:table-cell>
          <table:table-cell table:formula="of:=VLOOKUP(CONCATENATE([.B$3];[.$A4];[.$C$1]);cursos;3;0)" office:value-type="string" office:string-value="" calcext:value-type="error">
            <text:p>#N/D</text:p>
          </table:table-cell>
          <table:table-cell table:formula="of:=VLOOKUP(CONCATENATE([.C$3];[.$A4];[.$C$1]);cursos;3;0)" office:value-type="string" office:string-value="Java" calcext:value-type="string">
            <text:p>Java</text:p>
          </table:table-cell>
          <table:table-cell table:formula="of:=VLOOKUP(CONCATENATE([.D$3];[.$A4];[.$C$1]);cursos;3;0)" office:value-type="string" office:string-value="" calcext:value-type="error">
            <text:p>#N/D</text:p>
          </table:table-cell>
          <table:table-cell table:formula="of:=VLOOKUP(CONCATENATE([.E$3];[.$A4];[.$C$1]);cursos;3;0)" office:value-type="string" office:string-value="" calcext:value-type="error">
            <text:p>#N/D</text:p>
          </table:table-cell>
          <table:table-cell table:formula="of:=VLOOKUP(CONCATENATE([.F$3];[.$A4];[.$C$1]);cursos;3;0)" office:value-type="string" office:string-value="" calcext:value-type="error">
            <text:p>#N/D</text:p>
          </table:table-cell>
          <table:table-cell table:formula="of:=VLOOKUP(CONCATENATE([.G$3];[.$A4];[.$C$1]);cursos;3;0)" office:value-type="string" office:string-value="" calcext:value-type="error">
            <text:p>#N/D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Tarde</text:p>
          </table:table-cell>
          <table:table-cell table:formula="of:=VLOOKUP(CONCATENATE([.B$3];[.$A5];[.$C$1]);cursos;3;0)" office:value-type="string" office:string-value="" calcext:value-type="error">
            <text:p>#N/D</text:p>
          </table:table-cell>
          <table:table-cell table:formula="of:=VLOOKUP(CONCATENATE([.C$3];[.$A5];[.$C$1]);cursos;3;0)" office:value-type="string" office:string-value="" calcext:value-type="error">
            <text:p>#N/D</text:p>
          </table:table-cell>
          <table:table-cell table:formula="of:=VLOOKUP(CONCATENATE([.D$3];[.$A5];[.$C$1]);cursos;3;0)" office:value-type="string" office:string-value="" calcext:value-type="error">
            <text:p>#N/D</text:p>
          </table:table-cell>
          <table:table-cell table:formula="of:=VLOOKUP(CONCATENATE([.E$3];[.$A5];[.$C$1]);cursos;3;0)" office:value-type="string" office:string-value="" calcext:value-type="error">
            <text:p>#N/D</text:p>
          </table:table-cell>
          <table:table-cell table:formula="of:=VLOOKUP(CONCATENATE([.F$3];[.$A5];[.$C$1]);cursos;3;0)" office:value-type="string" office:string-value="" calcext:value-type="error">
            <text:p>#N/D</text:p>
          </table:table-cell>
          <table:table-cell table:formula="of:=VLOOKUP(CONCATENATE([.G$3];[.$A5];[.$C$1]);cursos;3;0)" office:value-type="string" office:string-value="" calcext:value-type="error">
            <text:p>#N/D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Noche</text:p>
          </table:table-cell>
          <table:table-cell table:formula="of:=VLOOKUP(CONCATENATE([.B$3];[.$A6];[.$C$1]);cursos;3;0)" office:value-type="string" office:string-value="" calcext:value-type="error">
            <text:p>#N/D</text:p>
          </table:table-cell>
          <table:table-cell table:formula="of:=VLOOKUP(CONCATENATE([.C$3];[.$A6];[.$C$1]);cursos;3;0)" office:value-type="string" office:string-value="" calcext:value-type="error">
            <text:p>#N/D</text:p>
          </table:table-cell>
          <table:table-cell table:formula="of:=VLOOKUP(CONCATENATE([.D$3];[.$A6];[.$C$1]);cursos;3;0)" office:value-type="string" office:string-value="" calcext:value-type="error">
            <text:p>#N/D</text:p>
          </table:table-cell>
          <table:table-cell table:formula="of:=VLOOKUP(CONCATENATE([.E$3];[.$A6];[.$C$1]);cursos;3;0)" office:value-type="string" office:string-value="" calcext:value-type="error">
            <text:p>#N/D</text:p>
          </table:table-cell>
          <table:table-cell table:formula="of:=VLOOKUP(CONCATENATE([.F$3];[.$A6];[.$C$1]);cursos;3;0)" office:value-type="string" office:string-value="" calcext:value-type="error">
            <text:p>#N/D</text:p>
          </table:table-cell>
          <table:table-cell table:formula="of:=VLOOKUP(CONCATENATE([.G$3];[.$A6];[.$C$1]);cursos;3;0)" office:value-type="string" office:string-value="" calcext:value-type="error">
            <text:p>#N/D</text:p>
          </table:table-cell>
          <table:table-cell table:style-name="Default" table:number-columns-repeated="16377"/>
        </table:table-row>
        <table:table-row table:style-name="ro1" table:number-rows-repeated="5">
          <table:table-cell table:number-columns-repeated="7"/>
          <table:table-cell table:style-name="Default" table:number-columns-repeated="16377"/>
        </table:table-row>
        <table:table-row table:style-name="ro1">
          <table:table-cell/>
          <table:table-cell table:formula="of:=[.$A4]" office:value-type="string" office:string-value="Mañana" calcext:value-type="string">
            <text:p>Mañana</text:p>
          </table:table-cell>
          <table:table-cell table:formula="of:=[.$A4]" office:value-type="string" office:string-value="Mañana" calcext:value-type="string">
            <text:p>Mañana</text:p>
          </table:table-cell>
          <table:table-cell table:formula="of:=[.$A4]" office:value-type="string" office:string-value="Mañana" calcext:value-type="string">
            <text:p>Mañana</text:p>
          </table:table-cell>
          <table:table-cell table:formula="of:=[.$A4]" office:value-type="string" office:string-value="Mañana" calcext:value-type="string">
            <text:p>Mañana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/>
          <table:table-cell table:formula="of:=[.$A5]" office:value-type="string" office:string-value="Tarde" calcext:value-type="string">
            <text:p>Tarde</text:p>
          </table:table-cell>
          <table:table-cell table:formula="of:=[.$A5]" office:value-type="string" office:string-value="Tarde" calcext:value-type="string">
            <text:p>Tarde</text:p>
          </table:table-cell>
          <table:table-cell table:formula="of:=[.$A5]" office:value-type="string" office:string-value="Tarde" calcext:value-type="string">
            <text:p>Tarde</text:p>
          </table:table-cell>
          <table:table-cell table:formula="of:=[.$A5]" office:value-type="string" office:string-value="Tarde" calcext:value-type="string">
            <text:p>Tarde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/>
          <table:table-cell table:formula="of:=[.$A6]" office:value-type="string" office:string-value="Noche" calcext:value-type="string">
            <text:p>Noche</text:p>
          </table:table-cell>
          <table:table-cell table:formula="of:=[.$A6]" office:value-type="string" office:string-value="Noche" calcext:value-type="string">
            <text:p>Noche</text:p>
          </table:table-cell>
          <table:table-cell table:formula="of:=[.$A6]" office:value-type="string" office:string-value="Noche" calcext:value-type="string">
            <text:p>Noche</text:p>
          </table:table-cell>
          <table:table-cell table:formula="of:=[.$A6]" office:value-type="string" office:string-value="Noche" calcext:value-type="string">
            <text:p>Noche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/>
          <table:table-cell table:formula="of:=[.B$3]" office:value-type="string" office:string-value="Lunes" calcext:value-type="string">
            <text:p>Lunes</text:p>
          </table:table-cell>
          <table:table-cell table:formula="of:=[.C$3]" office:value-type="string" office:string-value="Martes" calcext:value-type="string">
            <text:p>Martes</text:p>
          </table:table-cell>
          <table:table-cell table:formula="of:=[.D$3]" office:value-type="string" office:string-value="Miércoles" calcext:value-type="string">
            <text:p>Miércoles</text:p>
          </table:table-cell>
          <table:table-cell table:formula="of:=[.E$3]" office:value-type="string" office:string-value="Jueves" calcext:value-type="string">
            <text:p>Jueves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/>
          <table:table-cell table:formula="of:=[.B$3]" office:value-type="string" office:string-value="Lunes" calcext:value-type="string">
            <text:p>Lunes</text:p>
          </table:table-cell>
          <table:table-cell table:formula="of:=[.C$3]" office:value-type="string" office:string-value="Martes" calcext:value-type="string">
            <text:p>Martes</text:p>
          </table:table-cell>
          <table:table-cell table:formula="of:=[.D$3]" office:value-type="string" office:string-value="Miércoles" calcext:value-type="string">
            <text:p>Miércoles</text:p>
          </table:table-cell>
          <table:table-cell table:formula="of:=[.E$3]" office:value-type="string" office:string-value="Jueves" calcext:value-type="string">
            <text:p>Jueves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/>
          <table:table-cell table:formula="of:=[.B$3]" office:value-type="string" office:string-value="Lunes" calcext:value-type="string">
            <text:p>Lunes</text:p>
          </table:table-cell>
          <table:table-cell table:formula="of:=[.C$3]" office:value-type="string" office:string-value="Martes" calcext:value-type="string">
            <text:p>Martes</text:p>
          </table:table-cell>
          <table:table-cell table:formula="of:=[.D$3]" office:value-type="string" office:string-value="Miércoles" calcext:value-type="string">
            <text:p>Miércoles</text:p>
          </table:table-cell>
          <table:table-cell table:formula="of:=[.E$3]" office:value-type="string" office:string-value="Jueves" calcext:value-type="string">
            <text:p>Jueves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/>
          <table:table-cell table:formula="of:=[.B$3]" office:value-type="string" office:string-value="Lunes" calcext:value-type="string">
            <text:p>Lunes</text:p>
          </table:table-cell>
          <table:table-cell table:formula="of:=[.C$3]" office:value-type="string" office:string-value="Martes" calcext:value-type="string">
            <text:p>Martes</text:p>
          </table:table-cell>
          <table:table-cell table:formula="of:=[.D$3]" office:value-type="string" office:string-value="Miércoles" calcext:value-type="string">
            <text:p>Miércoles</text:p>
          </table:table-cell>
          <table:table-cell table:formula="of:=[.E$3]" office:value-type="string" office:string-value="Jueves" calcext:value-type="string">
            <text:p>Jueves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/>
          <table:table-cell table:formula="of:=[.B$3]" office:value-type="string" office:string-value="Lunes" calcext:value-type="string">
            <text:p>Lunes</text:p>
          </table:table-cell>
          <table:table-cell table:formula="of:=[.C$3]" office:value-type="string" office:string-value="Martes" calcext:value-type="string">
            <text:p>Martes</text:p>
          </table:table-cell>
          <table:table-cell table:formula="of:=[.D$3]" office:value-type="string" office:string-value="Miércoles" calcext:value-type="string">
            <text:p>Miércoles</text:p>
          </table:table-cell>
          <table:table-cell table:formula="of:=[.E$3]" office:value-type="string" office:string-value="Jueves" calcext:value-type="string">
            <text:p>Jueves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/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/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/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/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formula="of:=[.$C$1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7"/>
        </table:table-row>
      </table:table>
      <table:table table:name="Hoja4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5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6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7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ursos" table:base-cell-address="$Cursos.$G$1" table:cell-range-address="$Cursos.$A:.$G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oltero" style:family="table-cell" style:parent-style-name="Default">
      <style:table-cell-properties fo:background-color="#00a933"/>
    </style:style>
    <style:style style:name="Casado" style:family="table-cell" style:parent-style-name="Default">
      <style:table-cell-properties fo:background-color="#ff0000"/>
    </style:style>
    <style:style style:name="Viudo" style:family="table-cell" style:parent-style-name="Default">
      <style:table-cell-properties fo:background-color="#2a6099"/>
    </style:style>
    <style:style style:name="Divorciado" style:family="table-cell" style:parent-style-name="Default">
      <style:table-cell-properties fo:background-color="#ff8000"/>
    </style:style>
    <style:style style:name="Blanco" style:family="table-cell" style:parent-style-name="Default">
      <style:table-cell-properties fo:background-color="#ffffff"/>
      <style:text-properties fo:color="#ffffff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3T19:41:18.874708400</meta:creation-date>
    <meta:generator>LibreOffice/26.2.1.2$Windows_X86_64 LibreOffice_project/620$Build-2</meta:generator>
    <dc:date>2026-04-13T22:04:49.836289300</dc:date>
    <meta:editing-duration>PT4M29S</meta:editing-duration>
    <meta:editing-cycles>1</meta:editing-cycles>
    <meta:document-statistic meta:table-count="7" meta:cell-count="1403" meta:object-count="0"/>
  </office:meta>
</office:document-meta>
</file>